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amespaceBinder.processingInstruction( String target , XMLString data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spaceBinder.getDocu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NamespaceBinder.comment( XMLString tex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spaceBinder.handleEndElement( QName element , Augmentations augs , boolean isEmpt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NamespaceBinder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NamespaceBinder.startElement( QName element , XMLAttributes attributes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NamespaceBinder.getOnlyPassPrefixMapping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NamespaceBinder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NamespaceBinder.reset( XMLComponentManager component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NamespaceBinder.XMLNamespaceB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NamespaceBinder.textDecl( String version , String encoding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spaceBinder.endElement( QName elemen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NamespaceBinder.doctypeDecl( String rootElement , String publicId , String systemId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spaceBinder.startGeneralEntity( String name , XMLResourceIdentifier identifier , String encoding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spaceBinder.ignorableWhitespace( XMLString tex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spaceBinder.startCDATA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spaceBinder.startDocument( XMLLocator locator , String encoding , NamespaceContext namespaceContex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NamespaceBinder.emptyElement( QName element , XMLAttributes attributes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NamespaceBinder.characters( XMLString text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spaceBinder.setDocumentHandler( XMLDocumentHandler docum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NamespaceBinder.handleStartElement( QName element , XMLAttributes attributes , Augmentations augs , boolean isEmpty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45">
            <text:p text:style-name="Table_20_Contents">45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XMLNamespaceBinder.endGeneralEntity( String name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spaceBinder.getRecogniz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NamespaceBinder.endDocument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spaceBinder.endCDATA(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spaceBinder.xmlDecl( String version , String encoding , String standalone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spaceBinder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NamespaceBinder.setProperty( String propertyId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NamespaceBinder.getRecognized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NamespaceBinder.setOnlyPassPrefixMappingEvents( boolean onlyPassPrefixMapping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NamespaceBinder.getPropertyDefault( String property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NamespaceBinder.prefixBoundToNullURI( String uri , String local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NamespaceBinder.getFeatureDefault( String featur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